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b33" officeooo:paragraph-rsid="00041b33"/>
    </style:style>
    <style:style style:name="P2" style:family="paragraph" style:parent-style-name="Standard">
      <style:text-properties officeooo:rsid="00041b33" officeooo:paragraph-rsid="0004fb9a"/>
    </style:style>
    <style:style style:name="P3" style:family="paragraph" style:parent-style-name="Standard">
      <style:text-properties officeooo:rsid="0004fb9a" officeooo:paragraph-rsid="0004fb9a"/>
    </style:style>
    <style:style style:name="P4" style:family="paragraph" style:parent-style-name="Standard">
      <style:text-properties officeooo:rsid="0005212f" officeooo:paragraph-rsid="0005a559"/>
    </style:style>
    <style:style style:name="P5" style:family="paragraph" style:parent-style-name="Standard">
      <style:text-properties officeooo:rsid="0005212f" officeooo:paragraph-rsid="000ca673"/>
    </style:style>
    <style:style style:name="P6" style:family="paragraph" style:parent-style-name="Standard">
      <style:text-properties officeooo:rsid="0005a559" officeooo:paragraph-rsid="00074a23"/>
    </style:style>
    <style:style style:name="P7" style:family="paragraph" style:parent-style-name="Standard">
      <style:text-properties officeooo:rsid="0005a559" officeooo:paragraph-rsid="000d59fe"/>
    </style:style>
    <style:style style:name="P8" style:family="paragraph" style:parent-style-name="Standard">
      <style:text-properties officeooo:rsid="00074a23" officeooo:paragraph-rsid="00074a23"/>
    </style:style>
    <style:style style:name="P9" style:family="paragraph" style:parent-style-name="Standard">
      <style:text-properties officeooo:rsid="0008722d" officeooo:paragraph-rsid="000e36f8"/>
    </style:style>
    <style:style style:name="P10" style:family="paragraph" style:parent-style-name="Standard">
      <style:text-properties officeooo:rsid="0008722d" officeooo:paragraph-rsid="0010a633"/>
    </style:style>
    <style:style style:name="P11" style:family="paragraph" style:parent-style-name="Standard">
      <style:text-properties officeooo:rsid="000fcf1b" officeooo:paragraph-rsid="000fcf1b"/>
    </style:style>
    <style:style style:name="P12" style:family="paragraph" style:parent-style-name="Standard">
      <style:text-properties officeooo:rsid="0010a633" officeooo:paragraph-rsid="0010a633"/>
    </style:style>
    <style:style style:name="P13" style:family="paragraph" style:parent-style-name="Standard">
      <style:text-properties officeooo:rsid="000e36f8" officeooo:paragraph-rsid="0010a633"/>
    </style:style>
    <style:style style:name="P14" style:family="paragraph" style:parent-style-name="Standard">
      <style:text-properties officeooo:rsid="0011774f" officeooo:paragraph-rsid="0011774f"/>
    </style:style>
    <style:style style:name="P15" style:family="paragraph" style:parent-style-name="Standard">
      <style:text-properties officeooo:rsid="000e36f8" officeooo:paragraph-rsid="0010a633"/>
    </style:style>
    <style:style style:name="P16" style:family="paragraph" style:parent-style-name="Standard">
      <style:text-properties officeooo:rsid="0011774f" officeooo:paragraph-rsid="000fcf1b"/>
    </style:style>
    <style:style style:name="P17" style:family="paragraph" style:parent-style-name="Standard">
      <style:text-properties officeooo:rsid="0010a633" officeooo:paragraph-rsid="0010a633"/>
    </style:style>
    <style:style style:name="P18" style:family="paragraph" style:parent-style-name="Standard">
      <style:text-properties officeooo:rsid="0011b5ea" officeooo:paragraph-rsid="0011b5ea"/>
    </style:style>
    <style:style style:name="P19" style:family="paragraph" style:parent-style-name="Standard">
      <style:text-properties officeooo:rsid="0011eca0" officeooo:paragraph-rsid="0011eca0"/>
    </style:style>
    <style:style style:name="P20" style:family="paragraph" style:parent-style-name="Standard">
      <style:text-properties officeooo:rsid="0012a67b" officeooo:paragraph-rsid="0012a67b"/>
    </style:style>
    <style:style style:name="P21" style:family="paragraph" style:parent-style-name="Standard">
      <style:text-properties officeooo:rsid="0012a67b" officeooo:paragraph-rsid="0015ab35"/>
    </style:style>
    <style:style style:name="P22" style:family="paragraph" style:parent-style-name="Standard">
      <style:text-properties officeooo:rsid="00168fb5" officeooo:paragraph-rsid="00168fb5"/>
    </style:style>
    <style:style style:name="T1" style:family="text">
      <style:text-properties officeooo:rsid="0005212f"/>
    </style:style>
    <style:style style:name="T2" style:family="text">
      <style:text-properties officeooo:rsid="0006a9ab"/>
    </style:style>
    <style:style style:name="T3" style:family="text">
      <style:text-properties officeooo:rsid="00074a23"/>
    </style:style>
    <style:style style:name="T4" style:family="text">
      <style:text-properties officeooo:rsid="0008722d"/>
    </style:style>
    <style:style style:name="T5" style:family="text">
      <style:text-properties officeooo:rsid="000a5816"/>
    </style:style>
    <style:style style:name="T6" style:family="text">
      <style:text-properties officeooo:rsid="000ca673"/>
    </style:style>
    <style:style style:name="T7" style:family="text">
      <style:text-properties officeooo:rsid="000e36f8"/>
    </style:style>
    <style:style style:name="T8" style:family="text">
      <style:text-properties officeooo:rsid="00117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<text:span text:style-name="T2">em</text:span>5 Installation</text:p>
      <text:p text:style-name="P1"/>
      <text:p text:style-name="P2">1) <text:span text:style-name="T1">sudo apt-get update</text:span></text:p>
      <text:p text:style-name="P2"/>
      <text:p text:style-name="P3">2) <text:span text:style-name="T1">sudo apt-get upgrade</text:span></text:p>
      <text:p text:style-name="P3"/>
      <text:p text:style-name="P5">3) <text:span text:style-name="T6">Installing all of the required dependency sofrwares:</text:span></text:p>
      <text:p text:style-name="P5"/>
      <text:p text:style-name="P7">sudo apt-get install build-essential gdb mercurial scons swig m4 libprotobuf-dev python python-dev python-protobuf zlib1g-dev protobuf-compiler libgoogle-perftools-dev gcc <text:s/>g++</text:p>
      <text:p text:style-name="P4"/>
      <text:p text:style-name="P6">4) <text:span text:style-name="T3">hg clone </text:span><text:a xlink:type="simple" xlink:href="http://repo.gem5.org/gem5"><text:span text:style-name="T3">http://repo.gem5.org/gem5</text:span></text:a></text:p>
      <text:p text:style-name="P6"/>
      <text:p text:style-name="P6">**** <text:span text:style-name="T5">In the “gem5” directory:</text:span></text:p>
      <text:p text:style-name="P6"/>
      <text:p text:style-name="P8">5) <text:span text:style-name="T4">scons build/Architecture_Name/gem5.opt -jN</text:span></text:p>
      <text:p text:style-name="P8"/>
      <text:p text:style-name="P8">-----------------------------------------------------</text:p>
      <text:p text:style-name="P8"/>
      <text:p text:style-name="P13">Testing and Verification</text:p>
      <text:p text:style-name="P10"/>
      <text:p text:style-name="P13"><text:span text:style-name="T8">1) </text:span>Create a directory and open it. Then, enter the following command:</text:p>
      <text:p text:style-name="P9"/>
      <text:p text:style-name="P9">../<text:span text:style-name="T7">build/Architecture_Name/gem5.opt</text:span> ../<text:span text:style-name="T7">configs/example/se.py -c ../tests/test-progs/hello/bin/Architecture_Name/linux/hello</text:span></text:p>
      <text:p text:style-name="P9"/>
      <text:p text:style-name="P16">2) Very Simple Simulation: In the previously created directory, just enter the following command:</text:p>
      <text:p text:style-name="P11"/>
      <text:p text:style-name="P12">../build/X86/gem5.opt --stats-file=initial.txt ../configs/My_se.py -c ../tests/test-progs/hello/bin/x86/linux/hello --caches --l2cache –cpu-type=detailed</text:p>
      <text:p text:style-name="P12"/>
      <text:p text:style-name="P12">----------------------------------------------------</text:p>
      <text:p text:style-name="P12"/>
      <text:p text:style-name="P18">Important Options for “gem5.opt” file:</text:p>
      <text:p text:style-name="P12"/>
      <text:p text:style-name="P18">1) To set the output directory: --outdir=DIR</text:p>
      <text:p text:style-name="P18"/>
      <text:p text:style-name="P18">2) To specify a name for the output statistics file: --stats-file=FILE</text:p>
      <text:p text:style-name="P12"/>
      <text:p text:style-name="P12">----------------------------------------------------</text:p>
      <text:p text:style-name="P12"/>
      <text:p text:style-name="P18">Important Options for “My_se.py” file:</text:p>
      <text:p text:style-name="P18"/>
      <text:p text:style-name="P19">--cpu-type=CPU_TYPE <text:s text:c="2"/>type of cpu to run with</text:p>
      <text:p text:style-name="P19"/>
      <text:p text:style-name="P19">--caches</text:p>
      <text:p text:style-name="P19"/>
      <text:p text:style-name="P19">--l2cache</text:p>
      <text:p text:style-name="P19"/>
      <text:p text:style-name="P19"><text:soft-page-break/>--maxinsts=MAXINSTS <text:s/>: Total number of instructions to simulate (default: run forever)</text:p>
      <text:p text:style-name="P19"/>
      <text:p text:style-name="P22">--cmd=CMD <text:s/>: <text:s text:c="2"/>The binary to run in syscall emulation mode.</text:p>
      <text:p text:style-name="P22"/>
      <text:p text:style-name="P22">--options=OPTIONS <text:s/>: The options to pass to the binary, use " " around the entire string</text:p>
      <text:p text:style-name="P22"/>
      <text:p text:style-name="P22">--input=INPUT : Read stdin from a file.</text:p>
      <text:p text:style-name="P19"/>
      <text:p text:style-name="P19">**********************</text:p>
      <text:p text:style-name="P19"/>
      <text:p text:style-name="P20">--simpoint-profile = Enable basic block profiling for SimPoints</text:p>
      <text:p text:style-name="P20"><text:s/></text:p>
      <text:p text:style-name="P20">--simpoint-interval=SIMPOINT_INTERVAL --&gt; SimPoint interval in num of instructions</text:p>
      <text:p text:style-name="P20"><text:s/></text:p>
      <text:p text:style-name="P20">--take-simpoint-checkpoints=TAKE_SIMPOINT_CHECKPOINTS &lt;simpoint file,weight file,interval-length,warmup-length&gt;</text:p>
      <text:p text:style-name="P20"/>
      <text:p text:style-name="P20">--restore-simpoint-checkpoint</text:p>
      <text:p text:style-name="P20"><text:s text:c="24"/>restore from a simpoint checkpoint taken with --take-</text:p>
      <text:p text:style-name="P20"><text:s text:c="24"/>simpoint-checkpoints</text:p>
      <text:p text:style-name="P20"/>
      <text:p text:style-name="P21"><text:s text:c="2"/>--checkpoint-dir=CHECKPOINT_DIR</text:p>
      <text:p text:style-name="P21"><text:s text:c="24"/>Place all checkpoints in this absolute directory</text:p>
      <text:p text:style-name="P21"/>
      <text:p text:style-name="P21"><text:s/>--checkpoint-restore=CHECKPOINT_RESTORE</text:p>
      <text:p text:style-name="P21"><text:s text:c="24"/>restore from checkpoint &lt;N&gt;</text:p>
      <text:p text:style-name="P20"/>
      <text:p text:style-name="P20">***********************</text:p>
      <text:p text:style-name="P12"/>
      <text:p text:style-name="P12">----------------------------------------------------</text:p>
      <text:p text:style-name="P12"/>
      <text:p text:style-name="P14">Simpoint and Checkpoint</text:p>
      <text:p text:style-name="P14"/>
      <text:p text:style-name="P14">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3:55:26.645009889</meta:creation-date>
    <dc:date>2015-10-24T19:18:03.803204676</dc:date>
    <meta:editing-duration>PT3H9M58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245" meta:character-count="2295" meta:non-whitespace-character-count="1986"/>
  </office:meta>
</office:document-meta>
</file>